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939"/>
    </style:style>
    <style:style style:name="P2" style:family="paragraph">
      <loext:graphic-properties draw:opacity="10%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1%"/>
    </style:style>
    <style:style style:name="P6" style:family="paragraph">
      <loext:graphic-properties draw:fill="solid" draw:fill-color="#729fcf" draw:opacity="10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opacity="10%" draw:textarea-horizontal-align="justify" draw:textarea-vertical-align="middle" draw:auto-grow-height="false" fo:min-height="0.499cm" fo:min-width="4.727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opacity="10%" draw:textarea-horizontal-align="justify" draw:textarea-vertical-align="middle" draw:auto-grow-height="false" fo:min-height="0.499cm" fo:min-width="4.747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10%" draw:textarea-horizontal-align="justify" draw:textarea-vertical-align="middle" draw:auto-grow-height="false" fo:min-height="0.499cm" fo:min-width="4.766cm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6.1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opacity="1%" draw:textarea-horizontal-align="justify" draw:textarea-vertical-align="middle" draw:auto-grow-height="false" fo:min-height="6.766cm" fo:min-width="11.208cm" draw:shadow-opacity="1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729fcf" draw:opacity="10%" draw:textarea-horizontal-align="justify" draw:textarea-vertical-align="middle" draw:auto-grow-height="false" fo:min-height="11.472cm" fo:min-width="12.815cm" draw:shadow="visible" draw:shadow-offset-x="-0.299cm" draw:shadow-offset-y="-0.299cm" draw:shadow-color="#ffbf00" draw:shadow-opacity="1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0" draw:text-style-name="P6" svg:width="12.815cm" svg:height="11.473cm" svg:x="2.376cm" svg:y="0.93cm"><text:p/><draw:enhanced-geometry svg:viewBox="0 0 21600 21600" draw:type="rectangle" draw:enhanced-path="M 0 0 L 21600 0 21600 21600 0 21600 0 0 Z N"/></draw:custom-shape><draw:frame text:anchor-type="paragraph" draw:z-index="1" draw:name="Forma2" draw:style-name="gr9" draw:text-style-name="P4" svg:width="5.501cm" svg:height="1.059cm" svg:x="2.773cm" svg:y="1.309cm"><draw:text-box><text:p/></draw:text-box></draw:frame><draw:frame text:anchor-type="paragraph" draw:z-index="2" draw:name="Forma3" draw:style-name="gr8" draw:text-style-name="P4" svg:width="3.271cm" svg:height="0.976cm" svg:x="4.512cm" svg:y="1.799cm"><draw:text-box><text:p><text:s text:c="5"/>To : Jeff Bezos</text:p><text:p><text:s/></text:p></draw:text-box></draw:frame><draw:frame text:anchor-type="paragraph" draw:z-index="3" draw:name="Forma4" draw:style-name="gr7" draw:text-style-name="P4" svg:width="3.592cm" svg:height="0.736cm" svg:x="4.588cm" svg:y="2.367cm"><draw:text-box><text:p>From : Elon Musk</text:p></draw:text-box></draw:frame><draw:frame text:anchor-type="paragraph" draw:z-index="4" draw:name="Forma5" draw:style-name="gr6" draw:text-style-name="P4" svg:width="5.086cm" svg:height="0.549cm" svg:x="4.247cm" svg:y="2.933cm"><draw:text-box><text:p>Subject : A job apportunity</text:p></draw:text-box></draw:frame><draw:custom-shape text:anchor-type="paragraph" draw:z-index="5" draw:name="Forma6" draw:style-name="gr5" draw:text-style-name="P5" svg:width="11.209cm" svg:height="6.767cm" svg:x="3.037cm" svg:y="3.84cm"><text:p/><draw:enhanced-geometry svg:viewBox="0 0 21600 21600" draw:type="rectangle" draw:enhanced-path="M 0 0 L 21600 0 21600 21600 0 21600 0 0 Z N"/></draw:custom-shape><draw:frame text:anchor-type="paragraph" draw:z-index="6" draw:name="Forma7" draw:style-name="gr4" draw:text-style-name="P4" svg:width="10.413cm" svg:height="6.106cm" svg:x="3.284cm" svg:y="4.161cm"><draw:text-box><text:p text:style-name="P3"><text:span text:style-name="T1">Hellow Sir,</text:span></text:p><text:p text:style-name="P3"><text:span text:style-name="T1"><text:s text:c="3"/></text:span><text:span text:style-name="T1">As I became the richest person on earth, I was asking myself if there was a small chance for you to work in my company as a internal member of my Brain storming department. </text:span></text:p><text:p text:style-name="P3"><text:span text:style-name="T1"><text:s text:c="3"/></text:span><text:span text:style-name="T1">I’m so curious to know what your company is doing and I think you fit perfectly in this department, <text:s/>apart from other job aplications you’ll find in Space X.</text:span></text:p><text:p text:style-name="P3"><text:span text:style-name="T1"/></text:p><text:p text:style-name="P3"><text:span text:style-name="T1"><text:tab/></text:span><text:span text:style-name="T1">God bless you Jeff</text:span></text:p><text:p text:style-name="P3"><text:span text:style-name="T1"><text:tab/></text:span><text:span text:style-name="T1">See you around</text:span></text:p></draw:text-box></draw:frame><draw:custom-shape text:anchor-type="paragraph" draw:z-index="7" draw:name="Forma8" draw:style-name="gr3" draw:text-style-name="P2" svg:width="4.82cm" svg:height="0.553cm" svg:x="5.741cm" svg:y="2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8_0" draw:style-name="gr2" draw:text-style-name="P2" svg:width="4.8cm" svg:height="0.553cm" svg:x="5.741cm" svg:y="2.3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8_1" draw:style-name="gr1" draw:text-style-name="P2" svg:width="4.781cm" svg:height="0.553cm" svg:x="5.741cm" svg:y="1.7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6:03:15.494769236</meta:creation-date>
    <dc:date>2021-10-07T16:20:19.593898220</dc:date>
    <meta:editing-duration>PT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